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3000000615A919A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0c0c0" draw:textarea-horizontal-align="center" draw:textarea-vertical-align="middle"/>
    </style:style>
    <style:style style:name="gr4" style:family="graphic" style:parent-style-name="standard">
      <style:graphic-properties draw:fill-color="#00ff0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800080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Ultrafine_20_2_20_Dots_20_3_20_Dashes" svg:stroke-width="0cm" draw:marker-start="Arrow" draw:marker-start-width="0.3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dash" draw:stroke-dash="Ultrafine_20_2_20_Dots_20_3_20_Dashes" draw:marker-start="Arrow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dash" draw:stroke-dash="Ultrafine_20_Dashed" draw:marker-start="" draw:marker-start-width="0.3cm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3.5cm" svg:height="5.5cm" svg:x="52.5cm" svg:y="24.5cm">
          <text:p/>
        </draw:rect>
        <draw:rect draw:style-name="gr1" draw:text-style-name="P1" draw:layer="layout" svg:width="6.5cm" svg:height="5.5cm" svg:x="24.5cm" svg:y="24.5cm">
          <text:p/>
        </draw:rect>
        <draw:custom-shape draw:style-name="gr2" draw:text-style-name="P1" draw:layer="layout" svg:width="9.5cm" svg:height="0.5cm" svg:x="52.5cm" svg:y="27cm">
          <text:p/>
          <draw:enhanced-geometry svg:viewBox="0 0 21600 21600" draw:text-areas="0 ?f0 ?f5 ?f2" draw:type="right-arrow" draw:modifiers="20617.8718029681 5173.652694610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8.5cm" svg:height="4cm" svg:x="24.5cm" svg:y="17.5cm">
          <text:p text:style-name="P1">Simulink Datamodel Bundel</text:p>
        </draw:rect>
        <draw:rect draw:style-name="gr4" draw:text-style-name="P1" draw:id="id8" draw:layer="layout" svg:width="4.5cm" svg:height="1cm" svg:x="26.5cm" svg:y="18cm">
          <text:p text:style-name="P1">MetaModel</text:p>
        </draw:rect>
        <draw:rect draw:style-name="gr5" draw:text-style-name="P1" draw:id="id3" draw:layer="layout" svg:width="3.913cm" svg:height="1cm" svg:x="29cm" svg:y="20cm">
          <text:p text:style-name="P1">MDL Loader</text:p>
        </draw:rect>
        <draw:rect draw:style-name="gr6" draw:text-style-name="P1" draw:id="id1" draw:layer="layout" svg:width="3.913cm" svg:height="1cm" svg:x="25cm" svg:y="20cm">
          <text:p text:style-name="P1">XML Loader</text:p>
        </draw:rect>
        <draw:rect draw:style-name="gr3" draw:text-style-name="P1" draw:layer="layout" svg:width="10cm" svg:height="4cm" svg:x="33.5cm" svg:y="17.5cm">
          <text:p text:style-name="P1">UML Datamodel Bundel</text:p>
        </draw:rect>
        <draw:rect draw:style-name="gr4" draw:text-style-name="P1" draw:id="id10" draw:layer="layout" svg:width="4.5cm" svg:height="1cm" svg:x="36.5cm" svg:y="18cm">
          <text:p text:style-name="P1">MetaModel</text:p>
        </draw:rect>
        <draw:rect draw:style-name="gr5" draw:text-style-name="P1" draw:id="id5" draw:layer="layout" svg:width="5cm" svg:height="1cm" svg:x="38cm" svg:y="20cm">
          <text:p text:style-name="P1">Poseidon Loader</text:p>
        </draw:rect>
        <draw:rect draw:style-name="gr6" draw:text-style-name="P1" draw:id="id4" draw:layer="layout" svg:width="3.913cm" svg:height="1cm" svg:x="34cm" svg:y="20cm">
          <text:p text:style-name="P1">RSM Loader</text:p>
        </draw:rect>
        <draw:connector draw:style-name="gr7" draw:text-style-name="P1" draw:layer="layout" draw:type="line" svg:x1="26.956cm" svg:y1="21cm" svg:x2="42.498cm" svg:y2="26cm" draw:start-shape="id1" draw:start-glue-point="2" draw:end-shape="id2" draw:end-glue-point="5" svg:d="m26956 21000 15542 5000">
          <text:p/>
        </draw:connector>
        <draw:connector draw:style-name="gr7" draw:text-style-name="P1" draw:layer="layout" draw:type="line" svg:x1="30.956cm" svg:y1="21cm" svg:x2="42.498cm" svg:y2="26cm" draw:start-shape="id3" draw:start-glue-point="2" svg:d="m30956 21000 11542 5000">
          <text:p/>
        </draw:connector>
        <draw:connector draw:style-name="gr7" draw:text-style-name="P1" draw:layer="layout" draw:type="line" svg:x1="35.956cm" svg:y1="21cm" svg:x2="42.498cm" svg:y2="26cm" draw:start-shape="id4" draw:start-glue-point="2" svg:d="m35956 21000 6542 5000">
          <text:p/>
        </draw:connector>
        <draw:connector draw:style-name="gr8" draw:text-style-name="P1" draw:layer="layout" draw:type="line" svg:x1="40.5cm" svg:y1="21cm" svg:x2="42.498cm" svg:y2="26cm" draw:start-shape="id5" draw:start-glue-point="2" svg:d="m40500 21000 1998 5000">
          <text:p/>
        </draw:connector>
        <draw:rect draw:style-name="gr3" draw:text-style-name="P1" draw:layer="layout" svg:width="34.5cm" svg:height="3cm" svg:x="33cm" svg:y="31cm">
          <text:p text:style-name="P1">Anwendung</text:p>
        </draw:rect>
        <draw:custom-shape draw:style-name="gr9" draw:text-style-name="P1" draw:layer="layout" svg:width="4cm" svg:height="3cm" svg:x="25cm" svg:y="25.5cm">
          <text:p text:style-name="P1">Filesystem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1" draw:layer="layout" svg:width="4cm" svg:height="0.5cm" svg:x="29cm" svg:y="2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0.5cm" svg:height="2cm" svg:x="35cm" svg:y="28.817cm">
          <text:p text:style-name="P1">import(„a.emx“,“A“)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cm" svg:height="2cm" svg:x="41.055cm" svg:y="28.764cm">
          <text:p text:style-name="P1">import(„a.mdl“,“B“)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1" draw:layer="layout" svg:width="9cm" svg:height="4cm" svg:x="44.5cm" svg:y="17.5cm">
          <text:p text:style-name="P1">... Datamodel Bundel</text:p>
        </draw:rect>
        <draw:rect draw:style-name="gr6" draw:text-style-name="P1" draw:id="id7" draw:layer="layout" svg:width="3.5cm" svg:height="1cm" svg:x="45cm" svg:y="20cm">
          <text:p text:style-name="P1">XX Loader</text:p>
        </draw:rect>
        <draw:rect draw:style-name="gr6" draw:text-style-name="P1" draw:id="id6" draw:layer="layout" svg:width="3.5cm" svg:height="1cm" svg:x="49cm" svg:y="20cm">
          <text:p text:style-name="P1">YY Loader</text:p>
        </draw:rect>
        <draw:rect draw:style-name="gr4" draw:text-style-name="P1" draw:layer="layout" svg:width="4.5cm" svg:height="1cm" svg:x="47cm" svg:y="18cm">
          <text:p text:style-name="P1">MetaModel</text:p>
        </draw:rect>
        <draw:connector draw:style-name="gr8" draw:text-style-name="P1" draw:layer="layout" draw:type="line" svg:x1="50.75cm" svg:y1="21cm" svg:x2="42.498cm" svg:y2="26cm" draw:start-shape="id6" draw:start-glue-point="2" svg:d="m50750 21000-8252 5000">
          <text:p/>
        </draw:connector>
        <draw:connector draw:style-name="gr8" draw:text-style-name="P1" draw:layer="layout" draw:type="line" svg:x1="46.75cm" svg:y1="21cm" svg:x2="42.498cm" svg:y2="26cm" draw:start-shape="id7" draw:start-glue-point="2" svg:d="m46750 21000-4252 5000">
          <text:p/>
        </draw:connector>
        <draw:custom-shape draw:style-name="gr11" draw:text-style-name="P1" draw:layer="layout" svg:width="0.5cm" svg:height="3cm" svg:x="62.395cm" svg:y="28cm">
          <text:p text:style-name="P1">getModel(„B“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cm" svg:height="3cm" svg:x="56cm" svg:y="28cm">
          <text:p text:style-name="P1">getModel(„B“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" draw:id="id9" draw:layer="layout" svg:width="1.348cm" svg:height="2.565cm" svg:x="55.652cm" svg:y="26cm">
          <draw:image xlink:href="Pictures/1000000000000033000000615A919AEE.png" xlink:type="simple" xlink:show="embed" xlink:actuate="onLoad">
            <text:p/>
          </draw:image>
        </draw:frame>
        <draw:frame draw:style-name="gr12" draw:text-style-name="P1" draw:id="id11" draw:layer="layout" svg:width="1.348cm" svg:height="2.565cm" svg:x="62cm" svg:y="25.935cm">
          <draw:image xlink:href="Pictures/1000000000000033000000615A919AEE.png" xlink:type="simple" xlink:show="embed" xlink:actuate="onLoad">
            <text:p/>
          </draw:image>
        </draw:frame>
        <draw:connector draw:style-name="gr13" draw:text-style-name="P1" draw:layer="layout" draw:line-skew="-1.5cm" svg:x1="28.75cm" svg:y1="18cm" svg:x2="56.326cm" svg:y2="26cm" draw:start-shape="id8" draw:start-glue-point="0" draw:end-shape="id9" draw:end-glue-point="0" svg:d="m28750 18000v-2000h27576v10000">
          <text:p/>
        </draw:connector>
        <draw:custom-shape draw:style-name="gr2" draw:text-style-name="P1" draw:layer="layout" svg:width="3.5cm" svg:height="0.5cm" svg:x="51.5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1" draw:layer="layout" draw:line-skew="-1cm" svg:x1="38.75cm" svg:y1="18cm" svg:x2="62.674cm" svg:y2="25.935cm" draw:start-shape="id10" draw:start-glue-point="0" draw:end-shape="id11" draw:end-glue-point="0" svg:d="m38750 18000v-1500h23924v9435">
          <text:p/>
        </draw:connector>
        <draw:frame draw:style-name="gr15" draw:layer="layout" svg:width="5.54cm" svg:height="0.963cm" svg:x="24.5cm" svg:y="29.037cm">
          <draw:text-box>
            <text:p>Persistente Daten</text:p>
          </draw:text-box>
        </draw:frame>
        <draw:custom-shape draw:style-name="gr9" draw:text-style-name="P1" draw:id="id2" draw:layer="layout" svg:width="19cm" svg:height="2.5cm" svg:x="33cm" svg:y="26cm">
          <text:p text:style-name="P1">ModelStorage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15" draw:layer="layout" svg:width="4.977cm" svg:height="0.963cm" svg:x="56.5cm" svg:y="24.537cm">
          <draw:text-box>
            <text:p>Laufzeit - Daten</text:p>
          </draw:text-box>
        </draw:frame>
        <draw:custom-shape draw:style-name="gr11" draw:text-style-name="P2" draw:id="id13" draw:layer="layout" svg:width="1cm" svg:height="0.5cm" svg:x="27.5cm" svg:y="27.656cm">
          <text:p text:style-name="P1"><text:span text:style-name="T1">*.md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" draw:id="id12" draw:layer="layout" svg:width="1cm" svg:height="0.5cm" svg:x="25.304cm" svg:y="26.409cm">
          <text:p text:style-name="P1"><text:span text:style-name="T1">*.emx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" draw:id="id14" draw:layer="layout" svg:width="1cm" svg:height="0.5cm" svg:x="26.238cm" svg:y="27.764cm">
          <text:p text:style-name="P1"><text:span text:style-name="T1">*.xmi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" draw:text-style-name="P1" draw:layer="layout" svg:x1="25.803cm" svg:y1="26.409cm" svg:x2="35.956cm" svg:y2="21cm" draw:start-shape="id12" draw:start-glue-point="5" draw:end-shape="id4" draw:end-glue-point="2" svg:d="m25803 26409v-2704h10153v-2705">
          <text:p/>
        </draw:connector>
        <draw:connector draw:style-name="gr16" draw:text-style-name="P1" draw:layer="layout" svg:x1="27.999cm" svg:y1="27.656cm" svg:x2="30.956cm" svg:y2="21cm" draw:start-shape="id13" draw:start-glue-point="5" draw:end-shape="id3" draw:end-glue-point="2" svg:d="m27999 27656v-3328h2957v-3328">
          <text:p/>
        </draw:connector>
        <draw:connector draw:style-name="gr16" draw:text-style-name="P1" draw:layer="layout" draw:line-skew="-0.382cm" svg:x1="26.737cm" svg:y1="27.764cm" svg:x2="40.5cm" svg:y2="21cm" draw:start-shape="id14" draw:start-glue-point="5" draw:end-shape="id5" draw:end-glue-point="2" svg:d="m26737 27764v-3764h13763v-3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7T10:53:12.77</meta:creation-date>
    <dc:date>2009-10-27T13:03:10.43</dc:date>
    <meta:editing-duration>PT01H54M45S</meta:editing-duration>
    <meta:editing-cycles>5</meta:editing-cycles>
    <meta:generator>OpenOffice.org/3.0$Win32 OpenOffice.org_project/300m9$Build-9358</meta:gener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